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94229166666667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3">
            <text:p>Evénement - Niveau 1</text:p>
          </table:table-cell>
          <table:table-cell office:value-type="string" table:style-name="ce3">
            <text:p>Evénement - Niveau 2</text:p>
          </table:table-cell>
          <table:table-cell office:value-type="string" table:style-name="ce3">
            <text:p>Evénement - Niveau 3</text:p>
          </table:table-cell>
          <table:table-cell office:value-type="string" table:style-name="ce3">
            <text:p>Evénement - Niveau 4</text:p>
          </table:table-cell>
          <table:table-cell office:value-type="string" table:style-name="ce4">
            <text:p>Evénements</text:p>
          </table:table-cell>
          <table:table-cell office:value-type="string" table:style-name="ce6">
            <text:p>CTR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display</text:p>
          </table:table-cell>
          <table:table-cell office:value-type="string" table:style-name="ce2">
            <text:p>VDN_241220_undersocial_50ans_lievin - undersocial</text:p>
          </table:table-cell>
          <table:table-cell office:value-type="string" table:style-name="ce2">
            <text:p>N/A</text:p>
          </table:table-cell>
          <table:table-cell office:value-type="float" office:value="29453" table:style-name="ce5">
            <text:p>29453</text:p>
          </table:table-cell>
          <table:table-cell office:value-type="percentage" office:value="7.6E-3" table:number-columns-spanned="1" table:number-rows-spanned="2" table:style-name="ce9">
            <text:p>0,76%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elligent</text:p>
          </table:table-cell>
          <table:table-cell office:value-type="string" table:style-name="ce2">
            <text:p>click</text:p>
          </table:table-cell>
          <table:table-cell office:value-type="string" table:style-name="ce2">
            <text:p>VDN_241220_undersocial_50ans_lievin - undersocial</text:p>
          </table:table-cell>
          <table:table-cell office:value-type="string" table:style-name="ce2">
            <text:p>cta</text:p>
          </table:table-cell>
          <table:table-cell office:value-type="float" office:value="223" table:style-name="ce5">
            <text:p>223</text:p>
          </table:table-cell>
          <table:covered-table-cell/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2-16T11:13:37Z</meta:creation-date>
    <dc:date>2025-02-16T11:21:21Z</dc:date>
  </office:meta>
</office:document-meta>
</file>